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>P</mi>
        <mtext>Rotation</mtext>
      </msub>
      <mrow>
        <mspace width="2em"/>
        <mo stretchy="false">=</mo>
        <mspace width="2em"/>
      </mrow>
      <mfrac>
        <mrow>
          <mtext>d</mtext>
          <msub>
            <mi>W</mi>
            <mtext>Rotation</mtext>
          </msub>
        </mrow>
        <mrow>
          <mtext>d</mtext>
          <mi>t</mi>
        </mrow>
      </mfrac>
      <mrow>
        <mspace width="2em"/>
        <mo stretchy="false">=</mo>
        <mspace width="2em"/>
      </mrow>
      <mi>M</mi>
      <mspace width="0.5em"/>
      <mfrac>
        <mrow>
          <mtext>d</mtext>
          <mi mathvariant="normal">ϑ</mi>
        </mrow>
        <mrow>
          <mtext>d</mtext>
          <mi>t</mi>
        </mrow>
      </mfrac>
      <mrow>
        <mspace width="2em"/>
        <mo stretchy="false">=</mo>
        <mspace width="2em"/>
      </mrow>
      <mi>M</mi>
      <mspace width="0.5em"/>
      <mi mathvariant="normal">ω</mi>
    </mrow>
    <annotation encoding="StarMath 5.0">alignc 
P _"Rotation" ~=~ {"d" W _"Rotation"} over {"d" t} 
~=~ M ` {"d" %ivartheta} over {"d" t} 
~=~ M ` %iomeg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9:17:27.565000000</meta:creation-date>
    <dc:date>2015-03-10T19:19:16.684000000</dc:date>
    <meta:editing-duration>PT1M49S</meta:editing-duration>
    <meta:editing-cycles>1</meta:editing-cycles>
    <meta:generator>LibreOffice/4.3.4.1$Windows_x86 LibreOffice_project/bc356b2f991740509f321d70e4512a6a54c5f243</meta:generator>
  </office:meta>
</office:document-meta>
</file>